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in" fo:line-height="200%" fo:background-color="#FFFFFF"/>
      <style:text-properties style:font-name="Times New Roman" style:font-name-asian="Times New Roman" style:font-name-complex="Times New Roman" fo:font-weight="bold" style:font-weight-asian="bold" style:font-weight-complex="bold"/>
    </style:style>
    <style:style style:name="P49"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0"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1"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style:style>
    <style:style style:name="P52"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3"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4"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style:style>
    <style:style style:name="P55"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6"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7"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style:style>
    <style:style style:name="P58"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59"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60"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style:style>
    <style:style style:name="P61" style:parent-style-name="Normal" style:family="paragraph">
      <style:paragraph-properties fo:margin-bottom="0in" fo:line-height="200%" fo:background-color="#FFFFFF"/>
      <style:text-properties style:font-name="Times New Roman" style:font-name-asian="Times New Roman" style:font-name-complex="Times New Roman"/>
    </style:style>
    <style:style style:name="P62"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style:style>
    <style:style style:name="P63" style:parent-style-name="Normal" style:family="paragraph">
      <style:paragraph-properties fo:line-height="200%"/>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style:style>
    <style:style style:name="P65" style:parent-style-name="Normal" style:family="paragraph">
      <style:paragraph-properties fo:line-height="200%"/>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office:automatic-styles>
  <office:body>
    <office:text text:use-soft-page-breaks="true">
      <text:p text:style-name="P1">App Launch Plan</text:p>
      <text:p text:style-name="P49">This app is an Event Tracker app that is meant to allow a user to keep track of their activities and events. Every app needs a launch plan for it to be successful. There are many items to take into account such as the description and imagery, what versions the app supports, the permissions needed by your app, and how you might make money from the app. This plan<text:s/>can help<text:s/>guide the way through the expectations of the Google play store<text:s/>to launch a successful app.</text:p>
      <text:p text:style-name="P50"/>
      <text:p text:style-name="P51">App Description and Imagery</text:p>
      <text:p text:style-name="P52">The app I created is an Event Tracker app. It helps to keep any upcoming events organized and to alert the user to events that are happening that day. It offers a very uniform and minimal layout and imagery. This allows the app to be more intuitive and easier to navigate. It also means that there are fewer distractions from the purpose of the app. For an icon, I will have a calendar image with a red circle around a specific day on the calendar. This will allow users to know that the app is meant to<text:s/>keep dates and draw the eye with a simple black and white calendar and a sharp red circle.<text:s/></text:p>
      <text:p text:style-name="P53"/>
      <text:p text:style-name="P54">Android Version<text:s/></text:p>
      <text:p text:style-name="P55">The Event Tracker app was made using API 34 or UpsideDownCake. This means that it is compatible with that API and the current API above that. It isn’t compatible with APIs below 34. This allows the app to be run on an estimated 40 percent of devices. The app wasn’t tested on machines with higher API and different screen layouts. Therefore, some of the layout might be odd on a device with a different kind of screen. However, the app is still functional there.<text:s/></text:p>
      <text:p text:style-name="P56"/>
      <text:p text:style-name="P57">Permission Needed</text:p>
      <text:p text:style-name="P58">The only permission needed by the app is the ability to send SMS messages. The app does not require the use of SMS messages either, so the user is able to decline. The purpose of the SMS permission is to allow the app to notify the user when an event is<text:s/>occurring that day. Future versions of the app might ask for permission to send push notifications in addition or instead of sending SMS messages. Other than these permissions, there isn’t anything else the app could use or would need and therefore, only the SMS permissions<text:s/>are requested and checked.</text:p>
      <text:p text:style-name="P59"/>
      <text:p text:style-name="P60">Monetization</text:p>
      <text:p text:style-name="P61">Every app needs to figure out how it will earn money. Some apps are free, and some charge a fee to download, or charge a fee for extra features. For an Event Tracker app, it can be monetized in a few different ways. A one-time fee to purchase the app would allow sales and the use of the app unlimited.<text:s/>Another option would be to use advertisements in between actions. This is the worst option as I know I would get tired of an app I’m using for organization showing me ads frequently. Finally, the last option is the free but with a premium option type. This would lock special features behind a fee that can be one time or monthly. I believe for the Event Tracker<text:s/>app;<text:s/>it would be best to charge a small one-time fee upon download and purchase. The app is too<text:s/>simple to have premium features as it is right now, and the one-time fee will generate money.</text:p>
      <text:p text:style-name="P62"/>
      <text:p text:style-name="P63"><text:span text:style-name="T64">Timeline</text:span></text:p>
      <text:p text:style-name="P65"><text:span text:style-name="T66">With every project, an important part to consider is the timeline of launching the project. For this app, it has recently been completed and tested. It needs a few more rounds of testing before it can be launched, but with another week of work, I believe it would be ready.<text:s/></text:span><text:span text:style-name="T67">After the initial launch, I would wait a month to see if the app has begun generating revenue. Assuming there</text:span><text:span text:style-name="T68"><text:s/>is revenue coming from the app, it would be worth it to work on some new features and continue improving the ap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3.0208in" style:use-optimal-column-width="false"/>
    </style:style>
    <style:style style:name="TableColumn26" style:family="table-column">
      <style:table-column-properties style:column-width="1.3125in" style:use-optimal-column-width="false"/>
    </style:style>
    <style:style style:name="TableColumn27" style:family="table-column">
      <style:table-column-properties style:column-width="2.1666in" style:use-optimal-column-width="false"/>
    </style:style>
    <style:style style:name="Table24" style:family="table">
      <style:table-properties style:width="6.5in" fo:margin-left="0in" table:align="left"/>
    </style:style>
    <style:style style:name="TableRow28" style:family="table-row">
      <style:table-row-properties style:min-row-height="0.2083in"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P31" style:parent-style-name="Header" style:family="paragraph">
      <style:paragraph-properties fo:margin-left="-0.0798in">
        <style:tab-stops>
          <style:tab-stop style:type="center" style:position="3.3298in"/>
          <style:tab-stop style:type="right" style:position="6.5798in"/>
        </style:tab-stops>
      </style:paragraph-properties>
    </style:style>
    <style:style style:name="P32" style:parent-style-name="Header" style:family="paragraph">
      <style:paragraph-properties fo:margin-left="-0.0798in">
        <style:tab-stops>
          <style:tab-stop style:type="center" style:position="3.3298in"/>
          <style:tab-stop style:type="right" style:position="6.5798in"/>
        </style:tab-stops>
      </style:paragraph-properties>
    </style:style>
    <style:style style:name="P3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4" style:family="table-cell">
      <style:table-cell-properties fo:border="none" style:writing-mode="lr-tb" fo:padding-top="0in" fo:padding-left="0.075in" fo:padding-bottom="0in" fo:padding-right="0.075in"/>
    </style:style>
    <style:style style:name="P35" style:parent-style-name="Header" style:family="paragraph">
      <style:paragraph-properties fo:text-align="center"/>
    </style:style>
    <style:style style:name="TableCell36" style:family="table-cell">
      <style:table-cell-properties fo:border="none" style:writing-mode="lr-tb" fo:padding-top="0in" fo:padding-left="0.075in" fo:padding-bottom="0in" fo:padding-right="0.075in"/>
    </style:style>
    <style:style style:name="P37" style:parent-style-name="Header" style:family="paragraph">
      <style:paragraph-properties fo:text-align="end" fo:margin-right="-0.0798in"/>
    </style:style>
    <style:style style:name="TableColumn39" style:family="table-column">
      <style:table-column-properties style:column-width="2.1666in" style:use-optimal-column-width="false"/>
    </style:style>
    <style:style style:name="TableColumn40" style:family="table-column">
      <style:table-column-properties style:column-width="2.1666in" style:use-optimal-column-width="false"/>
    </style:style>
    <style:style style:name="TableColumn41" style:family="table-column">
      <style:table-column-properties style:column-width="2.1666in" style:use-optimal-column-width="false"/>
    </style:style>
    <style:style style:name="Table38" style:family="table">
      <style:table-properties style:width="6.5in" fo:margin-left="0in" table:align="left"/>
    </style:style>
    <style:style style:name="TableRow42" style:family="table-row">
      <style:table-row-properties style:min-row-height="0.2083in" style:use-optimal-row-height="false"/>
    </style:style>
    <style:style style:name="TableCell43" style:family="table-cell">
      <style:table-cell-properties fo:border="none" style:writing-mode="lr-tb" fo:padding-top="0in" fo:padding-left="0.075in" fo:padding-bottom="0in" fo:padding-right="0.075in"/>
    </style:style>
    <style:style style:name="P4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5" style:family="table-cell">
      <style:table-cell-properties fo:border="none" style:writing-mode="lr-tb" fo:padding-top="0in" fo:padding-left="0.075in" fo:padding-bottom="0in" fo:padding-right="0.075in"/>
    </style:style>
    <style:style style:name="P46" style:parent-style-name="Header" style:family="paragraph">
      <style:paragraph-properties fo:text-align="center"/>
    </style:style>
    <style:style style:name="TableCell47" style:family="table-cell">
      <style:table-cell-properties fo:border="none" style:writing-mode="lr-tb" fo:padding-top="0in" fo:padding-left="0.075in" fo:padding-bottom="0in" fo:padding-right="0.075in"/>
    </style:style>
    <style:style style:name="P48"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S 360</text:p>
              <text:p text:style-name="P31">Event Tracker App Launch Plan</text:p>
              <text:p text:style-name="P32">Remy Welham</text:p>
              <text:p text:style-name="P33">17.08.25</text:p>
            </table:table-cell>
            <table:table-cell table:style-name="TableCell34">
              <text:p text:style-name="P35"/>
            </table:table-cell>
            <table:table-cell table:style-name="TableCell36">
              <text:p text:style-name="P37"/>
            </table:table-cell>
          </table:table-row>
        </table:table>
        <text:p text:style-name="Header"/>
      </style:header>
      <style:footer>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ext:p text:style-name="P44"/>
            </table:table-cell>
            <table:table-cell table:style-name="TableCell45">
              <text:p text:style-name="P46"/>
            </table:table-cell>
            <table:table-cell table:style-name="TableCell47">
              <text:p text:style-name="P48"/>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lham, Remy</meta:initial-creator>
    <dc:creator>Welham, Remy</dc:creator>
    <meta:creation-date>2025-08-17T14:23:00Z</meta:creation-date>
    <dc:date>2025-08-17T14:23:00Z</dc:date>
    <meta:template xlink:href="Normal.dotm" xlink:type="simple"/>
    <meta:editing-cycles>1</meta:editing-cycles>
    <meta:editing-duration>PT0S</meta:editing-duration>
    <meta:document-statistic meta:page-count="1" meta:paragraph-count="7" meta:word-count="528" meta:character-count="3534" meta:row-count="25" meta:non-whitespace-character-count="3013"/>
  </office:meta>
</office:document-meta>
</file>